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7.55cm" fo:min-width="0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6cm" svg:height="2.384cm" svg:x="2.3cm" svg:y="6.8cm">
          <draw:text-box>
            <text:p>One-hot key </text:p>
            <text:p>of the source </text:p>
            <text:p>word</text:p>
          </draw:text-box>
        </draw:frame>
        <draw:frame draw:style-name="gr1" draw:text-style-name="P1" draw:layer="layout" svg:width="4.134cm" svg:height="2.384cm" svg:x="14.6cm" svg:y="6.8cm">
          <draw:text-box>
            <text:p>One-hot key </text:p>
            <text:p>of the target </text:p>
            <text:p>word</text:p>
          </draw:text-box>
        </draw:frame>
        <draw:frame draw:style-name="gr1" draw:text-style-name="P1" draw:layer="layout" svg:width="2.314cm" svg:height="0.962cm" svg:x="3.4cm" svg:y="9.2cm">
          <draw:text-box>
            <text:p>1 x |<text:span text:style-name="T1">D</text:span>|</text:p>
          </draw:text-box>
        </draw:frame>
        <draw:custom-shape draw:style-name="gr2" draw:text-style-name="P2" draw:layer="layout" svg:width="0.7cm" svg:height="7.8cm" svg:x="6.6cm" svg:y="5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163cm" svg:height="1.673cm" svg:x="4.4cm" svg:y="14cm">
          <draw:text-box>
            <text:p>n neurons with</text:p>
            <text:p>|D| weights each</text:p>
          </draw:text-box>
        </draw:frame>
        <draw:frame draw:style-name="gr1" draw:text-style-name="P1" draw:layer="layout" svg:width="1.878cm" svg:height="0.962cm" svg:x="8.201cm" svg:y="9.2cm">
          <draw:text-box>
            <text:p>1 x n</text:p>
          </draw:text-box>
        </draw:frame>
        <draw:custom-shape draw:style-name="gr2" draw:text-style-name="P2" draw:layer="layout" svg:width="0.7cm" svg:height="7.8cm" svg:x="13.601cm" svg:y="5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57cm" svg:height="1.673cm" svg:x="11.401cm" svg:y="14cm">
          <draw:text-box>
            <text:p>|D| neurons with</text:p>
            <text:p>n weights each</text:p>
          </draw:text-box>
        </draw:frame>
        <draw:frame draw:style-name="gr1" draw:text-style-name="P1" draw:layer="layout" svg:width="4.168cm" svg:height="1.673cm" svg:x="7.5cm" svg:y="7.3cm">
          <draw:text-box>
            <text:p>Embedding</text:p>
            <text:p>of the source</text:p>
          </draw:text-box>
        </draw:frame>
        <draw:line draw:style-name="gr3" draw:text-style-name="P3" draw:layer="layout" svg:x1="5.6cm" svg:y1="9.8cm" svg:x2="6.4cm" svg:y2="9.8cm">
          <text:p/>
        </draw:line>
        <draw:line draw:style-name="gr3" draw:text-style-name="P3" draw:layer="layout" svg:x1="7.3cm" svg:y1="9.8cm" svg:x2="8.1cm" svg:y2="9.8cm">
          <text:p/>
        </draw:line>
        <draw:line draw:style-name="gr3" draw:text-style-name="P3" draw:layer="layout" svg:x1="12.7cm" svg:y1="9.8cm" svg:x2="13.5cm" svg:y2="9.8cm">
          <text:p/>
        </draw:line>
        <draw:frame draw:style-name="gr1" draw:text-style-name="P1" draw:layer="layout" svg:width="2.314cm" svg:height="0.962cm" svg:x="15.1cm" svg:y="9.2cm">
          <draw:text-box>
            <text:p>1 x |<text:span text:style-name="T1">D</text:span>|</text:p>
          </draw:text-box>
        </draw:frame>
        <draw:line draw:style-name="gr3" draw:text-style-name="P3" draw:layer="layout" svg:x1="14.3cm" svg:y1="9.8cm" svg:x2="15.1cm" svg:y2="9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10-22T12:48:15.461672052</dc:date>
    <meta:editing-duration>PT1H35M13S</meta:editing-duration>
    <meta:editing-cycles>22</meta:editing-cycles>
    <meta:generator>LibreOffice/6.4.7.2$Linux_X86_64 LibreOffice_project/40$Build-2</meta:generator>
    <meta:document-statistic meta:object-count="14"/>
  </office:meta>
</office:document-meta>
</file>